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ompany 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 office:value-type="string" calcext:value-type="string">
            <text:p>sadiq</text:p>
          </table:table-cell>
          <table:table-cell office:value-type="string" calcext:value-type="string">
            <text:p>azadlabs</text:p>
          </table:table-cell>
          <table:table-cell office:value-type="float" office:value="123456789" calcext:value-type="float">
            <text:p>123456789</text:p>
          </table:table-cell>
        </table:table-row>
        <table:table-row table:style-name="ro2">
          <table:table-cell office:value-type="string" calcext:value-type="string">
            <text:p>aladddin</text:p>
          </table:table-cell>
          <table:table-cell office:value-type="string" calcext:value-type="string">
            <text:p>jazzymarketing</text:p>
          </table:table-cell>
          <table:table-cell office:value-type="float" office:value="12766565" calcext:value-type="float">
            <text:p>12766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 style:data-style-name="N2" text:time-value="0000-00-00T00:00:03.457157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diq </meta:initial-creator>
    <meta:creation-date>2013-12-21T15:54:43.998281179</meta:creation-date>
    <dc:date>2013-12-21T15:58:37.684829185</dc:date>
    <dc:creator>sadiq </dc:creator>
    <meta:editing-duration>P0D</meta:editing-duration>
    <meta:editing-cycles>2</meta:editing-cycles>
    <meta:generator>LibreOffice/4.1.3.2$Linux_X86_64 LibreOffice_project/410m0$Build-2</meta:generator>
    <meta:document-statistic meta:table-count="1" meta:cell-count="9" meta:object-count="0"/>
  </office:meta>
</office:document-meta>
</file>